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4" style:family="paragraph"/>
    <style:style style:name="P4" style:parent-style-name="ListParagraph" style:list-style-name="LFO5" style:family="paragraph"/>
    <style:style style:name="P5" style:parent-style-name="ListParagraph" style:list-style-name="LFO5" style:family="paragraph"/>
    <style:style style:name="P6" style:parent-style-name="ListParagraph" style:list-style-name="LFO6" style:family="paragraph"/>
    <style:style style:name="P7" style:parent-style-name="ListParagraph" style:list-style-name="LFO6" style:family="paragraph"/>
    <style:style style:name="P8" style:parent-style-name="Normal" style:family="paragraph">
      <style:text-properties fo:language="en" fo:country="GB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T17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Strategi:</text:p>
      <text:p text:style-name="Normal">Filstruktur:</text:p>
      <text:list text:style-name="LFO3" text:continue-numbering="true">
        <text:list-item>
          <text:p text:style-name="P2">Navngivning af projekt, filer og mapper så de giver mening.</text:p>
        </text:list-item>
      </text:list>
      <text:p text:style-name="Normal">Repo:</text:p>
      <text:list text:style-name="LFO4" text:continue-numbering="true">
        <text:list-item>
          <text:p text:style-name="P3">Et repository afhænger af hvad projektet kræver, normalt dog kun en.</text:p>
        </text:list-item>
      </text:list>
      <text:p text:style-name="Normal">Adgangskontrol:</text:p>
      <text:list text:style-name="LFO5" text:continue-numbering="true">
        <text:list-item>
          <text:p text:style-name="P4">Sørger for at repositoriet er privat og at det kun er valgte personer der har adgang.<text:s/></text:p>
        </text:list-item>
        <text:list-item>
          <text:p text:style-name="P5">Der skal laves en request før merge med main.</text:p>
        </text:list-item>
      </text:list>
      <text:p text:style-name="Normal">Struktur i filer:</text:p>
      <text:list text:style-name="LFO6" text:continue-numbering="true">
        <text:list-item>
          <text:p text:style-name="P6">Navne skal give mening til filens indhold.</text:p>
        </text:list-item>
        <text:list-item>
          <text:p text:style-name="P7">Kommentarer skal<text:s/>give mening og passe til koden.</text:p>
        </text:list-item>
      </text:list>
      <text:p text:style-name="Normal"/>
      <text:p text:style-name="P8">Commits, Branches og code review:</text:p>
      <text:list text:style-name="LFO1" text:continue-numbering="true">
        <text:list-item>
          <text:p text:style-name="P9">Commits skal forklare hvad der er ændret og give et summery</text:p>
        </text:list-item>
        <text:list-item>
          <text:p text:style-name="P10">For at branche skal den satte milepæl være noget og testet.</text:p>
        </text:list-item>
        <text:list-item>
          <text:p text:style-name="P11">Koden skal læses igennem grundigt og når request er gjort skal der ses efter rettelser.</text:p>
        </text:list-item>
      </text:list>
      <text:p text:style-name="Normal"/>
      <text:list text:style-name="LFO1" text:continue-numbering="true">
        <text:list-item>
          <text:p text:style-name="P12">Når repositoriet er i gang med at blive lavet, skal den korrekte og opdateret version af .gitignore filen blive tilføjet.</text:p>
        </text:list-item>
        <text:list-item>
          <text:p text:style-name="P13">Lav og sørg for at der ligger et projekt på main.</text:p>
        </text:list-item>
        <text:list-item>
          <text:p text:style-name="P14">Lav en branch til hver afdeling som kan bestå af flere branches hvis nødvendigt.</text:p>
        </text:list-item>
        <text:list-item>
          <text:p text:style-name="P15">Når stor milepæl er nået i de forskellige branches kan de merges sammen efter oprydning og gennemlæsning og testing er gjort.<text:s/></text:p>
        </text:list-item>
        <text:list-item>
          <text:p text:style-name="P16"><text:span text:style-name="T17">Test om alt virker før merging til mai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1T09:19:00Z</meta:creation-date>
    <dc:date>2023-03-01T11:17:00Z</dc:date>
    <meta:template xlink:href="Normal" xlink:type="simple"/>
    <meta:editing-cycles>3</meta:editing-cycles>
    <meta:editing-duration>PT4320S</meta:editing-duration>
    <meta:document-statistic meta:page-count="1" meta:paragraph-count="2" meta:word-count="152" meta:character-count="1080" meta:row-count="7" meta:non-whitespace-character-count="930"/>
  </office:meta>
</office:document-meta>
</file>